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ff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officeooo:rsid="0016a1f3"/>
    </style:style>
    <style:style style:name="T6" style:family="text">
      <style:text-properties officeooo:rsid="0017170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說明：請各位使用此template進行Report撰寫，如果想要用其他排版模式也請註明</text:span><text:span text:style-name="T3">題號以及題目內容（請勿擅自更改題號）</text:span><text:span text:style-name="T1">，最後上傳至github前，請務必轉成</text:span><text:span text:style-name="T3">PDF</text:span><text:span text:style-name="T1">檔，並且命名為</text:span><text:span text:style-name="T3">Report.pdf</text:span><text:span text:style-name="T1">，否則將不予計分。</text:span></text:p>
      <text:p text:style-name="P7">----------------------------------------閱讀完以上文字請刪除---------------------------------------</text:p>
      <text:p text:style-name="P3"/>
      <text:p text:style-name="P3">學號：<text:span text:style-name="T6">R</text:span>0<text:span text:style-name="T5">1234567</text:span> <text:s/>系級： 電信碩一 <text:s/>姓名：涼宮夏</text:p>
      <text:p text:style-name="P2"/>
      <text:p text:style-name="P2">1. 請簡明扼要地闡述你如何抽取模型的輸入特徵 (feature) </text:p>
      <text:p text:style-name="P2">答：</text:p>
      <text:p text:style-name="P2"/>
      <text:p text:style-name="P2"/>
      <text:p text:style-name="P2">2.請作圖比較不同訓練資料量對於PM2.5預測準確率的影響</text:p>
      <text:p text:style-name="P2">答：</text:p>
      <text:p text:style-name="P2"/>
      <text:p text:style-name="P2"/>
      <text:p text:style-name="P2">3. 請比較不同複雜度的模型對於PM2.5預測準確率的影響</text:p>
      <text:p text:style-name="P2">答：</text:p>
      <text:p text:style-name="P2"/>
      <text:p text:style-name="P2"/>
      <text:p text:style-name="P2">4. 請討論正規化(regularization)對於PM2.5預測準確率的影響</text:p>
      <text:p text:style-name="P2">答：</text:p>
      <text:p text:style-name="P2"/>
      <text:p text:style-name="P2"/>
      <text:p text:style-name="P1"><text:span text:style-name="T1">5. 在線性回歸問題中，假設有 N 筆訓練資料，每筆訓練資料的特徵 (feature) 為一向量 x</text:span><text:span text:style-name="T4">n</text:span><text:span text:style-name="T1">，其標註(label)為一存量 y</text:span><text:span text:style-name="T4">n</text:span><text:span text:style-name="T1">，模型參數為一向量w (此處忽略偏權值 b)，則線性回歸的損失函數(loss function)為</text:span><text:span text:style-name="T1"><draw:frame draw:style-name="fr1" draw:name="1" text:anchor-type="as-char" svg:width="1.1598in" svg:height="0.4201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 。若將所有訓練資料的特徵值以矩陣 X = [x</text:span><text:span text:style-name="T4">1</text:span><text:span text:style-name="T1"> x</text:span><text:span text:style-name="T4">2</text:span><text:span text:style-name="T1"> … x</text:span><text:span text:style-name="T4">N</text:span><text:span text:style-name="T1">] 表示，所有訓練資料的標註以向量 y = [y</text:span><text:span text:style-name="T4">1</text:span><text:span text:style-name="T1"> y</text:span><text:span text:style-name="T4">2</text:span><text:span text:style-name="T1"> … y</text:span><text:span text:style-name="T4">N</text:span><text:span text:style-name="T1">]</text:span><text:span text:style-name="T4">T</text:span><text:span text:style-name="T1">表示，請以 X 和 y 表示可以最小化損失函數的向量 w 。</text:span></text:p>
      <text:p text:style-name="P2">答：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05T11:40:38.653370896</dc:date>
    <meta:editing-duration>PT2M12S</meta:editing-duration>
    <meta:editing-cycles>2</meta:editing-cycles>
    <meta:document-statistic meta:table-count="0" meta:image-count="0" meta:object-count="1" meta:page-count="1" meta:paragraph-count="13" meta:word-count="353" meta:character-count="586" meta:non-whitespace-character-count="546"/>
  </office:meta>
</office:document-meta>
</file>

<file path=Object 2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>N</mi>
      </munderover>
      <msup>
        <mrow>
          <mo fence="true" stretchy="true">(</mo>
          <mrow>
            <mrow>
              <mrow>
                <msup>
                  <mi>y</mi>
                  <mi>n</mi>
                </msup>
                <mo stretchy="false">−</mo>
                <mi>w</mi>
              </mrow>
              <mi>⋅</mi>
              <msup>
                <mi>x</mi>
                <mi>n</mi>
              </msup>
            </mrow>
          </mrow>
          <mo fence="true" stretchy="true">)</mo>
        </mrow>
        <mn>2</mn>
      </msup>
    </mrow>
    <annotation encoding="StarMath 5.0">sum from {n=1} to {N} {{left ({y} ^ {n} -w ⋅ {x} ^ {n} right )} ^ {2} }</annotation>
  </semantics>
</math>
</file>